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37a434" draw:marker-start-width="0.279cm" draw:marker-end-width="0.279cm" draw:fill-color="#72cf76" draw:textarea-horizontal-align="justify" draw:textarea-vertical-align="middle" draw:auto-grow-height="false" fo:min-height="1.159cm" fo:min-width="0.338cm" fo:padding-top="0.151cm" fo:padding-bottom="0.151cm" fo:padding-left="0.276cm" fo:padding-right="0.276cm"/>
    </style:style>
    <style:style style:name="P1" style:family="paragraph">
      <loext:graphic-properties draw:fill-color="#72cf76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778cm" svg:height="2.921cm" svg:x="2.116cm" svg:y="13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017cm" svg:y="11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017cm" svg:y="14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918cm" svg:y="13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917cm" svg:y="10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4.818cm" svg:y="8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4.818cm" svg:y="1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5.719cm" svg:y="10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917cm" svg:y="16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4.818cm" svg:y="14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4.818cm" svg:y="17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5.719cm" svg:y="16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5.718cm" svg:y="13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6.619cm" svg:y="1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6.619cm" svg:y="14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52cm" svg:y="13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5.717cm" svg:y="7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6.618cm" svg:y="5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6.618cm" svg:y="8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519cm" svg:y="7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518cm" svg:y="4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8.419cm" svg:y="2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8.419cm" svg:y="5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9.32cm" svg:y="4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518cm" svg:y="10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8.419cm" svg:y="8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8.419cm" svg:y="11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9.32cm" svg:y="10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9.319cm" svg:y="7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0.22cm" svg:y="5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0.22cm" svg:y="8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1.121cm" svg:y="7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5.717cm" svg:y="19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6.618cm" svg:y="17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6.618cm" svg:y="20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519cm" svg:y="19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518cm" svg:y="16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8.419cm" svg:y="14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8.419cm" svg:y="17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9.32cm" svg:y="16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518cm" svg:y="22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8.419cm" svg:y="20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8.419cm" svg:y="23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9.32cm" svg:y="22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9.319cm" svg:y="19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0.22cm" svg:y="17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0.22cm" svg:y="20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1.121cm" svg:y="19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9.318cm" svg:y="13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0.219cm" svg:y="11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0.219cm" svg:y="14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1.12cm" svg:y="13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1.119cm" svg:y="10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02cm" svg:y="8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02cm" svg:y="11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921cm" svg:y="10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1.119cm" svg:y="16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02cm" svg:y="14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02cm" svg:y="17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921cm" svg:y="16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92cm" svg:y="13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3.821cm" svg:y="11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3.821cm" svg:y="14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4.722cm" svg:y="13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9.317cm" svg:y="1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0.218cm" svg:y="0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0.218cm" svg:y="3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1.119cm" svg:y="1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1.118cm" svg:y="-1.3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019cm" svg:y="-2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019cm" svg:y="0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92cm" svg:y="-1.3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1.118cm" svg:y="4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019cm" svg:y="3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019cm" svg:y="6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92cm" svg:y="4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919cm" svg:y="1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3.82cm" svg:y="0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3.82cm" svg:y="3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4.721cm" svg:y="1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918cm" svg:y="-4.2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3.819cm" svg:y="-5.7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3.819cm" svg:y="-2.7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4.72cm" svg:y="-4.2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4.719cm" svg:y="-7.1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5.62cm" svg:y="-8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5.62cm" svg:y="-5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521cm" svg:y="-7.1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4.719cm" svg:y="-1.2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5.62cm" svg:y="-2.7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5.62cm" svg:y="0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521cm" svg:y="-1.2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52cm" svg:y="-4.1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7.421cm" svg:y="-5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7.421cm" svg:y="-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8.322cm" svg:y="-4.1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918cm" svg:y="7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3.819cm" svg:y="6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3.819cm" svg:y="9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4.72cm" svg:y="7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4.719cm" svg:y="4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5.62cm" svg:y="3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5.62cm" svg:y="6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521cm" svg:y="4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4.719cm" svg:y="10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5.62cm" svg:y="9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5.62cm" svg:y="12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521cm" svg:y="10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52cm" svg:y="7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7.421cm" svg:y="6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7.421cm" svg:y="9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8.322cm" svg:y="7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519cm" svg:y="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7.42cm" svg:y="0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7.42cm" svg:y="3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8.321cm" svg:y="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8.32cm" svg:y="-1.1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9.221cm" svg:y="-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9.221cm" svg:y="0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0.122cm" svg:y="-1.1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8.32cm" svg:y="4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9.221cm" svg:y="3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9.221cm" svg:y="6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0.122cm" svg:y="4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0.121cm" svg:y="1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1.022cm" svg:y="0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1.022cm" svg:y="3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1.923cm" svg:y="1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9.317cm" svg:y="25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0.218cm" svg:y="23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0.218cm" svg:y="26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1.119cm" svg:y="25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1.118cm" svg:y="22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019cm" svg:y="20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019cm" svg:y="23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92cm" svg:y="22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1.118cm" svg:y="28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019cm" svg:y="26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019cm" svg:y="29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92cm" svg:y="28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919cm" svg:y="25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3.82cm" svg:y="23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3.82cm" svg:y="26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4.721cm" svg:y="25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918cm" svg:y="19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3.819cm" svg:y="17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3.819cm" svg:y="20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4.72cm" svg:y="19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4.719cm" svg:y="16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5.62cm" svg:y="14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5.62cm" svg:y="17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521cm" svg:y="16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4.719cm" svg:y="22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5.62cm" svg:y="20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5.62cm" svg:y="23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521cm" svg:y="22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52cm" svg:y="19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7.421cm" svg:y="17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7.421cm" svg:y="20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8.322cm" svg:y="19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918cm" svg:y="31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3.819cm" svg:y="29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3.819cm" svg:y="32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4.72cm" svg:y="31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4.719cm" svg:y="28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5.62cm" svg:y="26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5.62cm" svg:y="29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521cm" svg:y="28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4.719cm" svg:y="34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5.62cm" svg:y="32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5.62cm" svg:y="35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521cm" svg:y="34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52cm" svg:y="31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7.421cm" svg:y="29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7.421cm" svg:y="32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8.322cm" svg:y="31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519cm" svg:y="25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7.42cm" svg:y="23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7.42cm" svg:y="26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8.321cm" svg:y="25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8.32cm" svg:y="22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9.221cm" svg:y="20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9.221cm" svg:y="23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0.122cm" svg:y="22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8.32cm" svg:y="28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9.221cm" svg:y="26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9.221cm" svg:y="29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0.122cm" svg:y="28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0.121cm" svg:y="25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1.022cm" svg:y="23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1.022cm" svg:y="26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1.923cm" svg:y="25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518cm" svg:y="13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7.419cm" svg:y="12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7.419cm" svg:y="15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8.32cm" svg:y="13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8.319cm" svg:y="10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9.22cm" svg:y="9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9.22cm" svg:y="12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0.121cm" svg:y="10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8.319cm" svg:y="16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9.22cm" svg:y="15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9.22cm" svg:y="18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0.121cm" svg:y="16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0.12cm" svg:y="13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1.021cm" svg:y="12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1.021cm" svg:y="15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1.922cm" svg:y="13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0.119cm" svg:y="7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1.02cm" svg:y="6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1.02cm" svg:y="9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1.921cm" svg:y="7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1.92cm" svg:y="4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2.821cm" svg:y="3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2.821cm" svg:y="6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3.722cm" svg:y="4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1.92cm" svg:y="10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2.821cm" svg:y="9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2.821cm" svg:y="12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3.722cm" svg:y="10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3.721cm" svg:y="7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4.622cm" svg:y="6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4.622cm" svg:y="9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5.523cm" svg:y="7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0.119cm" svg:y="19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1.02cm" svg:y="18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1.02cm" svg:y="21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1.921cm" svg:y="19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1.92cm" svg:y="16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2.821cm" svg:y="15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2.821cm" svg:y="18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3.722cm" svg:y="16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1.92cm" svg:y="22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2.821cm" svg:y="21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2.821cm" svg:y="24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3.722cm" svg:y="22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3.721cm" svg:y="19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4.622cm" svg:y="18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4.622cm" svg:y="21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5.523cm" svg:y="19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3.72cm" svg:y="13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4.621cm" svg:y="12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4.621cm" svg:y="15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5.522cm" svg:y="13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5.521cm" svg:y="10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6.422cm" svg:y="9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6.422cm" svg:y="12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7.323cm" svg:y="10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5.521cm" svg:y="16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6.422cm" svg:y="15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6.422cm" svg:y="18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7.323cm" svg:y="16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7.322cm" svg:y="13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8.223cm" svg:y="12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8.223cm" svg:y="15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9.124cm" svg:y="13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8.683cm" svg:y="12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7.782cm" svg:y="11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7.782cm" svg:y="14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6.881cm" svg:y="12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6.882cm" svg:y="10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5.981cm" svg:y="8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5.981cm" svg:y="11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5.08cm" svg:y="10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6.882cm" svg:y="15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5.981cm" svg:y="14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5.981cm" svg:y="17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5.08cm" svg:y="15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5.081cm" svg:y="13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4.18cm" svg:y="11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4.18cm" svg:y="14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3.279cm" svg:y="13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5.082cm" svg:y="7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4.181cm" svg:y="5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4.181cm" svg:y="8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3.28cm" svg:y="7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3.281cm" svg:y="4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2.38cm" svg:y="2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2.38cm" svg:y="5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1.479cm" svg:y="4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3.281cm" svg:y="10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2.38cm" svg:y="8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2.38cm" svg:y="11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1.479cm" svg:y="10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1.48cm" svg:y="7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0.579cm" svg:y="5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0.579cm" svg:y="8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0.322cm" svg:y="7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5.082cm" svg:y="18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4.181cm" svg:y="17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4.181cm" svg:y="20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3.28cm" svg:y="18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3.281cm" svg:y="16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2.38cm" svg:y="14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2.38cm" svg:y="17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1.479cm" svg:y="16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3.281cm" svg:y="21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2.38cm" svg:y="20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2.38cm" svg:y="23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1.479cm" svg:y="21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1.48cm" svg:y="19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0.579cm" svg:y="17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0.579cm" svg:y="20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0.322cm" svg:y="19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1.481cm" svg:y="13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0.58cm" svg:y="11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0.58cm" svg:y="14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0.321cm" svg:y="13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0.32cm" svg:y="10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.221cm" svg:y="8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.221cm" svg:y="1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.122cm" svg:y="10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0.32cm" svg:y="16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.221cm" svg:y="14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.221cm" svg:y="17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.122cm" svg:y="16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.121cm" svg:y="13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022cm" svg:y="1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022cm" svg:y="14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923cm" svg:y="13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1.482cm" svg:y="1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0.581cm" svg:y="-0.1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0.581cm" svg:y="2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0.32cm" svg:y="1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0.319cm" svg:y="-1.5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.22cm" svg:y="-3.0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.22cm" svg:y="-0.0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.121cm" svg:y="-1.5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0.319cm" svg:y="4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.22cm" svg:y="2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.22cm" svg:y="5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.121cm" svg:y="4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.12cm" svg:y="1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021cm" svg:y="-0.0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021cm" svg:y="2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922cm" svg:y="1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.119cm" svg:y="-4.4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02cm" svg:y="-5.9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02cm" svg:y="-2.9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921cm" svg:y="-4.4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92cm" svg:y="-7.3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4.821cm" svg:y="-8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4.821cm" svg:y="-5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5.722cm" svg:y="-7.3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92cm" svg:y="-1.4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4.821cm" svg:y="-2.9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4.821cm" svg:y="0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5.722cm" svg:y="-1.4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5.721cm" svg:y="-4.3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6.622cm" svg:y="-5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6.622cm" svg:y="-2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523cm" svg:y="-4.3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.119cm" svg:y="7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02cm" svg:y="5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02cm" svg:y="8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921cm" svg:y="7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92cm" svg:y="4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4.821cm" svg:y="2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4.821cm" svg:y="5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5.722cm" svg:y="4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92cm" svg:y="10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4.821cm" svg:y="8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4.821cm" svg:y="11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5.722cm" svg:y="10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5.721cm" svg:y="7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6.622cm" svg:y="5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6.622cm" svg:y="8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523cm" svg:y="7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5.72cm" svg:y="1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6.621cm" svg:y="0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6.621cm" svg:y="3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522cm" svg:y="1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521cm" svg:y="-1.3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8.422cm" svg:y="-2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8.422cm" svg:y="0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9.323cm" svg:y="-1.3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521cm" svg:y="4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8.422cm" svg:y="3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8.422cm" svg:y="6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9.323cm" svg:y="4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9.322cm" svg:y="1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0.223cm" svg:y="0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0.223cm" svg:y="3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1.124cm" svg:y="1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1.482cm" svg:y="24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0.581cm" svg:y="23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0.581cm" svg:y="26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0.32cm" svg:y="24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0.319cm" svg:y="22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.22cm" svg:y="20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.22cm" svg:y="23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.121cm" svg:y="22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0.319cm" svg:y="27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.22cm" svg:y="26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.22cm" svg:y="29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.121cm" svg:y="27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.12cm" svg:y="25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021cm" svg:y="23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021cm" svg:y="26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922cm" svg:y="25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.119cm" svg:y="19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02cm" svg:y="17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02cm" svg:y="20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921cm" svg:y="19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92cm" svg:y="16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4.821cm" svg:y="14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4.821cm" svg:y="17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5.722cm" svg:y="16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92cm" svg:y="22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4.821cm" svg:y="20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4.821cm" svg:y="23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5.722cm" svg:y="22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5.721cm" svg:y="19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6.622cm" svg:y="17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6.622cm" svg:y="20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523cm" svg:y="19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.119cm" svg:y="30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02cm" svg:y="29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02cm" svg:y="32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921cm" svg:y="30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92cm" svg:y="28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4.821cm" svg:y="26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4.821cm" svg:y="29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5.722cm" svg:y="28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92cm" svg:y="33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4.821cm" svg:y="32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4.821cm" svg:y="35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5.722cm" svg:y="33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5.721cm" svg:y="31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6.622cm" svg:y="29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6.622cm" svg:y="32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523cm" svg:y="31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5.72cm" svg:y="25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6.621cm" svg:y="23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6.621cm" svg:y="26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522cm" svg:y="25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521cm" svg:y="22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8.422cm" svg:y="20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8.422cm" svg:y="23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9.323cm" svg:y="22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521cm" svg:y="28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8.422cm" svg:y="26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8.422cm" svg:y="29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9.323cm" svg:y="28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9.322cm" svg:y="25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0.223cm" svg:y="23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0.223cm" svg:y="26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1.124cm" svg:y="25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5.719cm" svg:y="13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6.62cm" svg:y="11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6.62cm" svg:y="14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521cm" svg:y="13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52cm" svg:y="10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8.421cm" svg:y="8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8.421cm" svg:y="11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9.322cm" svg:y="10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52cm" svg:y="16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8.421cm" svg:y="14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8.421cm" svg:y="17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9.322cm" svg:y="16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9.321cm" svg:y="13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0.222cm" svg:y="11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0.222cm" svg:y="14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1.123cm" svg:y="13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9.32cm" svg:y="7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0.221cm" svg:y="6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0.221cm" svg:y="9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1.122cm" svg:y="7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1.121cm" svg:y="4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022cm" svg:y="3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022cm" svg:y="6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923cm" svg:y="4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1.121cm" svg:y="10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022cm" svg:y="9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022cm" svg:y="12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923cm" svg:y="10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922cm" svg:y="7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3.823cm" svg:y="6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3.823cm" svg:y="9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4.724cm" svg:y="7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9.32cm" svg:y="19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0.221cm" svg:y="17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0.221cm" svg:y="20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1.122cm" svg:y="19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1.121cm" svg:y="16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022cm" svg:y="14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022cm" svg:y="17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923cm" svg:y="16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1.121cm" svg:y="22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022cm" svg:y="20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022cm" svg:y="23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923cm" svg:y="22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922cm" svg:y="19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3.823cm" svg:y="17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3.823cm" svg:y="20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4.724cm" svg:y="19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921cm" svg:y="13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3.822cm" svg:y="12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3.822cm" svg:y="15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4.723cm" svg:y="13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4.722cm" svg:y="10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5.623cm" svg:y="9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5.623cm" svg:y="12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524cm" svg:y="10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4.722cm" svg:y="16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5.623cm" svg:y="15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5.623cm" svg:y="18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524cm" svg:y="16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523cm" svg:y="13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7.424cm" svg:y="12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7.424cm" svg:y="15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8.325cm" svg:y="13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7T23:26:36.687273509</meta:creation-date>
    <dc:date>2020-07-07T23:30:29.543297843</dc:date>
    <meta:editing-duration>PT4M8S</meta:editing-duration>
    <meta:editing-cycles>1</meta:editing-cycles>
    <meta:document-statistic meta:object-count="512"/>
    <meta:generator>LibreOffice/6.0.7.3$Linux_X86_64 LibreOffice_project/00m0$Build-3</meta:generator>
  </office:meta>
</office:document-meta>
</file>